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333333"/>
      <style:text-properties fo:color="#0000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ample_in_packet</text:p>
          </table:table-cell>
          <table:table-cell office:value-type="string" calcext:value-type="string">
            <text:p>voltage_V</text:p>
          </table:table-cell>
          <table:table-cell office:value-type="string" calcext:value-type="string">
            <text:p>current_A</text:p>
          </table:table-cell>
          <table:table-cell office:value-type="string" calcext:value-type="string">
            <text:p>dp_V</text:p>
          </table:table-cell>
          <table:table-cell office:value-type="string" calcext:value-type="string">
            <text:p>dn_V</text:p>
          </table:table-cell>
          <table:table-cell office:value-type="string" calcext:value-type="string">
            <text:p>temp_C_ema</text:p>
          </table:table-cell>
          <table:table-cell office:value-type="string" calcext:value-type="string">
            <text:p>energy_Ws </text:p>
          </table:table-cell>
          <table:table-cell office:value-type="string" calcext:value-type="string">
            <text:p>capacity_As</text:p>
          </table:table-cell>
          <table:table-cell/>
          <table:table-cell office:value-type="string" calcext:value-type="string">
            <text:p>time_diff (min)</text:p>
          </table:table-cell>
          <table:table-cell office:value-type="string" calcext:value-type="string">
            <text:p>As_diff</text:p>
          </table:table-cell>
          <table:table-cell office:value-type="string" calcext:value-type="string">
            <text:p>Ah_diff</text:p>
          </table:table-cell>
          <table:table-cell office:value-type="string" calcext:value-type="string">
            <text:p>Ws_diff</text:p>
          </table:table-cell>
          <table:table-cell office:value-type="string" calcext:value-type="string">
            <text:p>Wh_diff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 hour off:</text:p>
          </table:table-cell>
          <table:table-cell table:number-columns-repeated="14"/>
        </table:table-row>
        <table:table-row table:style-name="ro1">
          <table:table-cell office:value-type="float" office:value="1700053465.281" calcext:value-type="float">
            <text:p>1700053465.2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3.257" calcext:value-type="float">
            <text:p>3.257</text:p>
          </table:table-cell>
          <table:table-cell office:value-type="float" office:value="3.255" calcext:value-type="float">
            <text:p>3.255</text:p>
          </table:table-cell>
          <table:table-cell office:value-type="float" office:value="31.8" calcext:value-type="float">
            <text:p>31.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0.266448" calcext:value-type="float">
            <text:p>0.266448</text:p>
          </table:table-cell>
          <table:table-cell table:number-columns-repeated="6"/>
        </table:table-row>
        <table:table-row table:style-name="ro1">
          <table:table-cell office:value-type="float" office:value="1700057065.285" calcext:value-type="float">
            <text:p>1700057065.285</text:p>
          </table:table-cell>
          <table:table-cell office:value-type="float" office:value="1" calcext:value-type="float">
            <text:p>1</text:p>
          </table:table-cell>
          <table:table-cell office:value-type="float" office:value="4.99114" calcext:value-type="float">
            <text:p>4.99114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3.254" calcext:value-type="float">
            <text:p>3.254</text:p>
          </table:table-cell>
          <table:table-cell office:value-type="float" office:value="3.252" calcext:value-type="float">
            <text:p>3.252</text:p>
          </table:table-cell>
          <table:table-cell office:value-type="float" office:value="28.9" calcext:value-type="float">
            <text:p>28.9</text:p>
          </table:table-cell>
          <table:table-cell office:value-type="float" office:value="229.061509" calcext:value-type="float">
            <text:p>229.061509</text:p>
          </table:table-cell>
          <table:table-cell office:value-type="float" office:value="45.90726" calcext:value-type="float">
            <text:p>45.90726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([.A5]-[.A4])/(60)" office:value-type="float" office:value="60.000066669782" calcext:value-type="float">
            <text:p>60.000066669782</text:p>
          </table:table-cell>
          <table:table-cell table:formula="of:=[.I5]-[.I4]" office:value-type="float" office:value="45.640812" calcext:value-type="float">
            <text:p>45.640812</text:p>
          </table:table-cell>
          <table:table-cell table:formula="of:=[.L6]/3600" office:value-type="float" office:value="0.0126780033333333" calcext:value-type="float">
            <text:p>0.0126780033333333</text:p>
          </table:table-cell>
          <table:table-cell table:formula="of:=[.H5]-[.H4]" office:value-type="float" office:value="227.732352" calcext:value-type="float">
            <text:p>227.732352</text:p>
          </table:table-cell>
          <table:table-cell table:formula="of:=[.N6]/3600" office:value-type="float" office:value="0.0632589866666667" calcext:value-type="float">
            <text:p>0.0632589866666667</text:p>
          </table:table-cell>
        </table:table-row>
        <table:table-row table:style-name="ro1">
          <table:table-cell office:value-type="string" calcext:value-type="string">
            <text:p>initialization:</text:p>
          </table:table-cell>
          <table:table-cell table:number-columns-repeated="14"/>
        </table:table-row>
        <table:table-row table:style-name="ro1">
          <table:table-cell office:value-type="float" office:value="1700053458.691" calcext:value-type="float">
            <text:p>1700053458.691</text:p>
          </table:table-cell>
          <table:table-cell office:value-type="float" office:value="1" calcext:value-type="float">
            <text:p>1</text:p>
          </table:table-cell>
          <table:table-cell office:value-type="float" office:value="4.99353" calcext:value-type="float">
            <text:p>4.9935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.536" calcext:value-type="float">
            <text:p>1.536</text:p>
          </table:table-cell>
          <table:table-cell office:value-type="float" office:value="1.53" calcext:value-type="float">
            <text:p>1.53</text:p>
          </table:table-cell>
          <table:table-cell office:value-type="float" office:value="31.9" calcext:value-type="float">
            <text:p>31.9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00302" calcext:value-type="float">
            <text:p>0.000302</text:p>
          </table:table-cell>
          <table:table-cell table:number-columns-repeated="6"/>
        </table:table-row>
        <table:table-row table:style-name="ro1">
          <table:table-cell office:value-type="float" office:value="1700053465.281" calcext:value-type="float">
            <text:p>1700053465.2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3.257" calcext:value-type="float">
            <text:p>3.257</text:p>
          </table:table-cell>
          <table:table-cell office:value-type="float" office:value="3.255" calcext:value-type="float">
            <text:p>3.255</text:p>
          </table:table-cell>
          <table:table-cell office:value-type="float" office:value="31.8" calcext:value-type="float">
            <text:p>31.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0.266448" calcext:value-type="float">
            <text:p>0.266448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([.A9]-[.A8])/(60)" office:value-type="float" office:value="0.109833331902822" calcext:value-type="float">
            <text:p>0.109833331902822</text:p>
          </table:table-cell>
          <table:table-cell table:formula="of:=[.I9]-[.I8]" office:value-type="float" office:value="0.266146" calcext:value-type="float">
            <text:p>0.266146</text:p>
          </table:table-cell>
          <table:table-cell table:formula="of:=[.L10]/3600" office:value-type="float" office:value="0.0000739294444444444" calcext:value-type="float">
            <text:p>7.39294444444444E-05</text:p>
          </table:table-cell>
          <table:table-cell table:formula="of:=[.H9]-[.H8]" office:value-type="float" office:value="1.32765" calcext:value-type="float">
            <text:p>1.32765</text:p>
          </table:table-cell>
          <table:table-cell table:formula="of:=[.N10]/3600" office:value-type="float" office:value="0.000368791666666667" calcext:value-type="float">
            <text:p>0.000368791666666667</text:p>
          </table:table-cell>
        </table:table-row>
        <table:table-row table:style-name="ro1">
          <table:table-cell office:value-type="string" calcext:value-type="string">
            <text:p>measure once:</text:p>
          </table:table-cell>
          <table:table-cell table:number-columns-repeated="14"/>
        </table:table-row>
        <table:table-row table:style-name="ro1">
          <table:table-cell office:value-type="float" office:value="1700060402.35" calcext:value-type="float">
            <text:p>1700060402.35</text:p>
          </table:table-cell>
          <table:table-cell office:value-type="float" office:value="3" calcext:value-type="float">
            <text:p>3</text:p>
          </table:table-cell>
          <table:table-cell office:value-type="float" office:value="4.9911" calcext:value-type="float">
            <text:p>4.9911</text:p>
          </table:table-cell>
          <table:table-cell office:value-type="float" office:value="0.00849" calcext:value-type="float">
            <text:p>0.00849</text:p>
          </table:table-cell>
          <table:table-cell table:number-columns-repeated="2" office:value-type="float" office:value="3.257" calcext:value-type="float">
            <text:p>3.257</text:p>
          </table:table-cell>
          <table:table-cell office:value-type="float" office:value="28.6" calcext:value-type="float">
            <text:p>28.6</text:p>
          </table:table-cell>
          <table:table-cell office:value-type="float" office:value="440.988784" calcext:value-type="float">
            <text:p>440.988784</text:p>
          </table:table-cell>
          <table:table-cell office:value-type="float" office:value="88.378901" calcext:value-type="float">
            <text:p>88.378901</text:p>
          </table:table-cell>
          <table:table-cell table:number-columns-repeated="6"/>
        </table:table-row>
        <table:table-row table:style-name="ro1">
          <table:table-cell office:value-type="float" office:value="1700060407.1" calcext:value-type="float">
            <text:p>1700060407.1</text:p>
          </table:table-cell>
          <table:table-cell office:value-type="float" office:value="2" calcext:value-type="float">
            <text:p>2</text:p>
          </table:table-cell>
          <table:table-cell office:value-type="float" office:value="4.98747" calcext:value-type="float">
            <text:p>4.98747</text:p>
          </table:table-cell>
          <table:table-cell office:value-type="float" office:value="0.00396" calcext:value-type="float">
            <text:p>0.00396</text:p>
          </table:table-cell>
          <table:table-cell table:number-columns-repeated="2" office:value-type="float" office:value="3.254" calcext:value-type="float">
            <text:p>3.254</text:p>
          </table:table-cell>
          <table:table-cell office:value-type="float" office:value="28.6" calcext:value-type="float">
            <text:p>28.6</text:p>
          </table:table-cell>
          <table:table-cell office:value-type="float" office:value="442.093474" calcext:value-type="float">
            <text:p>442.093474</text:p>
          </table:table-cell>
          <table:table-cell office:value-type="float" office:value="88.600411" calcext:value-type="float">
            <text:p>88.6004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([.A13]-[.A12])/(60)" office:value-type="float" office:value="0.0791666666666667" calcext:value-type="float">
            <text:p>0.0791666666666667</text:p>
          </table:table-cell>
          <table:table-cell table:formula="of:=[.I13]-[.I12]" office:value-type="float" office:value="0.221509999999995" calcext:value-type="float">
            <text:p>0.221509999999995</text:p>
          </table:table-cell>
          <table:table-cell table:formula="of:=[.L14]/3600" office:value-type="float" office:value="0.0000615305555555542" calcext:value-type="float">
            <text:p>6.15305555555542E-05</text:p>
          </table:table-cell>
          <table:table-cell table:formula="of:=[.H13]-[.H12]" office:value-type="float" office:value="1.10469000000001" calcext:value-type="float">
            <text:p>1.10469000000001</text:p>
          </table:table-cell>
          <table:table-cell table:formula="of:=[.N14]/3600" office:value-type="float" office:value="0.000306858333333335" calcext:value-type="float">
            <text:p>0.000306858333333335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only sleeping</text:p>
          </table:table-cell>
          <table:table-cell table:number-columns-repeated="3"/>
          <table:table-cell office:value-type="string" calcext:value-type="string">
            <text:p>triggered 2x per h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9" calcext:value-type="percentage">
            <text:p>90.00%</text:p>
          </table:table-cell>
          <table:table-cell table:number-columns-repeated="4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ars</text:p>
          </table:table-cell>
          <table:table-cell/>
        </table:table-row>
        <table:table-row table:style-name="ro1">
          <table:table-cell office:value-type="string" calcext:value-type="string">
            <text:p>Ah</text:p>
          </table:table-cell>
          <table:table-cell table:formula="of:=2" office:value-type="float" office:value="2" calcext:value-type="float">
            <text:p>2</text:p>
          </table:table-cell>
          <table:table-cell table:formula="of:=[.B21]*0.9"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based on Ah</text:p>
          </table:table-cell>
          <table:table-cell table:formula="of:=[.C21]/[.M6]" office:value-type="float" office:value="141.97819267545" calcext:value-type="float">
            <text:p>141.97819267545</text:p>
          </table:table-cell>
          <table:table-cell table:formula="of:=[.H21]/24" office:value-type="float" office:value="5.91575802814376" calcext:value-type="float">
            <text:p>5.91575802814376</text:p>
          </table:table-cell>
          <table:table-cell table:formula="of:=[.I21]/365" office:value-type="float" office:value="0.0162075562414898" calcext:value-type="float">
            <text:p>0.0162075562414898</text:p>
          </table:table-cell>
          <table:table-cell/>
          <table:table-cell table:formula="of:=[.C21]/([.M6]+[.M14]*2)" office:value-type="float" office:value="140.613306636479" calcext:value-type="float">
            <text:p>140.613306636479</text:p>
          </table:table-cell>
          <table:table-cell table:formula="of:=[.L21]/24" office:value-type="float" office:value="5.85888777651997" calcext:value-type="float">
            <text:p>5.85888777651997</text:p>
          </table:table-cell>
          <table:table-cell table:formula="of:=[.M21]/365" office:value-type="float" office:value="0.0160517473329314" calcext:value-type="float">
            <text:p>0.0160517473329314</text:p>
          </table:table-cell>
          <table:table-cell/>
        </table:table-row>
        <table:table-row table:style-name="ro1">
          <table:table-cell table:style-name="ce2" office:value-type="string" calcext:value-type="string">
            <text:p>Dont calc with Wh because it contains the V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Wh</text:p>
          </table:table-cell>
          <table:table-cell table:style-name="ce2" office:value-type="float" office:value="7.4" calcext:value-type="float">
            <text:p>7.4</text:p>
          </table:table-cell>
          <table:table-cell table:style-name="ce2" table:formula="of:=[.B23]*0.9" office:value-type="float" office:value="6.66" calcext:value-type="float">
            <text:p>6.66</text:p>
          </table:table-cell>
          <table:table-cell table:style-name="ce2" table:number-columns-repeated="3"/>
          <table:table-cell table:style-name="ce2" office:value-type="string" calcext:value-type="string">
            <text:p>based on Wh</text:p>
          </table:table-cell>
          <table:table-cell table:style-name="ce2" table:formula="of:=[.C23]/[.O6]" office:value-type="float" office:value="105.281484116934" calcext:value-type="float">
            <text:p>105.281484116934</text:p>
          </table:table-cell>
          <table:table-cell table:style-name="ce2" table:formula="of:=[.H23]/24" office:value-type="float" office:value="4.38672850487225" calcext:value-type="float">
            <text:p>4.38672850487225</text:p>
          </table:table-cell>
          <table:table-cell table:style-name="ce2" table:formula="of:=[.I23]/365" office:value-type="float" office:value="0.012018434259924" calcext:value-type="float">
            <text:p>0.012018434259924</text:p>
          </table:table-cell>
          <table:table-cell table:style-name="ce2"/>
          <table:table-cell table:style-name="ce2" table:formula="of:=[.C23]/([.O6]+[.O14]*2)" office:value-type="float" office:value="104.269893905122" calcext:value-type="float">
            <text:p>104.269893905122</text:p>
          </table:table-cell>
          <table:table-cell table:style-name="ce2" table:formula="of:=[.L23]/24" office:value-type="float" office:value="4.34457891271342" calcext:value-type="float">
            <text:p>4.34457891271342</text:p>
          </table:table-cell>
          <table:table-cell table:style-name="ce2" table:formula="of:=[.M23]/365" office:value-type="float" office:value="0.0119029559252422" calcext:value-type="float">
            <text:p>0.01190295592524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4:09:03.793590034</meta:creation-date>
    <meta:generator>LibreOffice/7.3.7.2$Linux_X86_64 LibreOffice_project/30$Build-2</meta:generator>
    <dc:date>2023-11-15T18:09:26.208512245</dc:date>
    <meta:editing-duration>PT15M56S</meta:editing-duration>
    <meta:editing-cycles>5</meta:editing-cycles>
    <meta:document-statistic meta:table-count="1" meta:cell-count="118" meta:object-count="0"/>
  </office:meta>
</office:document-meta>
</file>